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20" table:default-cell-style-name="ce1"/>
        <table:table-row table:style-name="ro1">
          <table:table-cell table:number-columns-repeated="21"/>
        </table:table-row>
        <table:table-row table:style-name="ro1">
          <table:table-cell/>
          <table:table-cell table:style-name="ce2" office:value-type="float" office:value="19">
            <text:p>19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float" office:value="18">
            <text:p>18</text:p>
          </table:table-cell>
          <table:table-cell table:number-columns-repeated="6"/>
          <table:table-cell office:value-type="string">
            <text:p>ZUC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2" office:value-type="float" office:value="17">
            <text:p>17</text:p>
          </table:table-cell>
          <table:table-cell table:number-columns-repeated="8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2" office:value-type="float" office:value="16">
            <text:p>16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float" office:value="15">
            <text:p>15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table:number-columns-repeated="6"/>
          <table:table-cell table:style-name="Default"/>
          <table:table-cell table:number-columns-repeated="6"/>
          <table:table-cell office:value-type="string">
            <text:p>TE_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table:number-columns-repeated="14"/>
          <table:table-cell office:value-type="string">
            <text:p>POT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table:number-columns-repeated="8"/>
          <table:table-cell office:value-type="string">
            <text:p>PEA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number-columns-repeated="5"/>
          <table:table-cell office:value-type="string">
            <text:p>ORA</text:p>
          </table:table-cell>
          <table:table-cell/>
          <table:table-cell office:value-type="string">
            <text:p>TOA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7">
            <text:p>7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number-columns-repeated="3"/>
          <table:table-cell office:value-type="string">
            <text:p>ZEB</text:p>
          </table:table-cell>
          <table:table-cell table:number-columns-repeated="2"/>
          <table:table-cell office:value-type="string">
            <text:p>CUC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/>
          <table:table-cell office:value-type="string">
            <text:p>FEI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</table:table-row>
        <table:table-row table:style-name="ro1" table:number-rows-repeated="1048554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1">21.04.2012</text:date>, <text:time>16:0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nis Gorbachev</meta:initial-creator>
    <meta:creation-date>2012-04-21T15:50:55</meta:creation-date>
    <meta:generator>OpenOffice.org/3.2$Linux OpenOffice.org_project/320m19$Build-9505</meta:generator>
    <dc:date>2012-04-21T16:03:52</dc:date>
    <dc:creator>Denis Gorbachev</dc:creator>
    <meta:editing-duration>PT00H12M58S</meta:editing-duration>
    <meta:editing-cycles>11</meta:editing-cycles>
    <meta:document-statistic meta:table-count="3" meta:cell-count="48" meta:object-count="0"/>
  </office:meta>
</office:document-meta>
</file>